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paragraph-properties fo:text-align="center" style:justify-single-word="false" fo:padding="0.0193in" fo:border="0.06pt solid #d9d9e3"/>
      <style:text-properties fo:font-size="22pt" fo:font-weight="bold" officeooo:rsid="0002b659" officeooo:paragraph-rsid="0002b659" style:font-size-asian="22pt" style:font-weight-asian="bold" style:font-size-complex="22pt" style:font-weight-complex="bold"/>
    </style:style>
    <style:style style:name="T1" style:family="text">
      <style:text-properties officeooo:rsid="0002b6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clusion</text:p>
      <text:p text:style-name="P1">During the development of the BrainTester project, I encountered issues with managing variables that needed to be accessed across multiple functions. To resolve this problem, I learned about the concept of external global variables.</text:p>
      <text:p text:style-name="P1">External global variables are variables that are declared outside of any function and can be accessed and modified by all functions within the program. By declaring variables as extern, they become visible throughout the entire project, which makes it easier to manage and modify them.</text:p>
      <text:p text:style-name="P1">By using external global variables, I was able to improve the readability of my code, making it easier to understand and modify. Additionally, I was able to reduce code duplication, as I no longer needed to declare the same variables multiple times.</text:p>
      <text:p text:style-name="P1">Furthermore, I also learned about the importance of protecting header files in the project <text:span text:style-name="T1">with #pragma once</text:span>. Header files contain important definitions and declarations that are used throughout the program. By protecting header files with include guards, I ensured that the contents of the file were not duplicated when the program was compiled.</text:p>
      <text:p text:style-name="P1">Overall, the BrainTester project provided me with a great learning experience, allowing me to improve my programming skills and learn about important concepts such as external global variables and header file protec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7:34:55.125471593</meta:creation-date>
    <dc:date>2023-05-14T17:35:47.915049488</dc:date>
    <meta:editing-duration>PT53S</meta:editing-duration>
    <meta:editing-cycles>1</meta:editing-cycles>
    <meta:document-statistic meta:table-count="0" meta:image-count="0" meta:object-count="0" meta:page-count="1" meta:paragraph-count="6" meta:word-count="207" meta:character-count="1342" meta:non-whitespace-character-count="1141"/>
    <meta:generator>LibreOffice/7.3.7.2$Linux_X86_64 LibreOffice_project/30$Build-2</meta:generator>
  </office:meta>
</office:document-meta>
</file>